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136cm" fo:min-width="2.70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08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132cm" fo:min-width="1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4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405cm" fo:min-width="3.244cm" fo:padding-top="0.139cm" fo:padding-bottom="0.139cm" fo:padding-left="0.264cm" fo:padding-right="0.264cm"/>
    </style:style>
    <style:style style:name="gr10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solid" draw:fill-color="#dddddd"/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127cm" svg:x="3.707cm" svg:y="2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27cm" svg:height="0.127cm" svg:x="5.308cm" svg:y="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816cm" svg:y1="2.849cm" svg:x2="5.308cm" svg:y2="4.805cm" draw:start-shape="id1" draw:start-glue-point="9" draw:end-shape="id2" draw:end-glue-point="6" svg:d="M3816 2849l1492 1956" svg:viewBox="0 0 1493 1957">
          <text:p/>
        </draw:connector>
        <draw:g>
          <svg:title>TexMaths</svg:title>
          <svg:desc>12§display§a§svg§600§FALSE§</svg:desc>
          <draw:polygon draw:style-name="gr3" draw:text-style-name="P3" draw:layer="layout" svg:width="0.222cm" svg:height="0.181cm" svg:x="3.854cm" svg:y="2.548cm" svg:viewBox="0 0 223 182" draw:points="112,182 0,182 0,0 223,0 223,182">
            <text:p/>
          </draw:polygon>
          <draw:path draw:style-name="gr4" draw:text-style-name="P4" draw:layer="layout" svg:width="0.193cm" svg:height="0.191cm" svg:x="3.871cm" svg:y="2.542cm" svg:viewBox="0 0 194 192" svg:d="M141 28c-8-16-20-28-39-28-49 0-102 62-102 125 0 39 23 67 56 67 9 0 30-1 56-31 3 18 17 31 38 31 15 0 25-10 31-23 7-15 13-42 13-42 0-5-3-5-5-5-4 0-4 3-6 9-7 27-15 51-32 51-12 0-13-10-13-19s1-12 6-31c5-18 5-22 9-38l15-59c3-12 3-13 3-15 0-7-4-12-12-12-10 0-16 10-18 20zM114 137c-3 8-2 8-8 15-20 24-36 30-48 30-22 0-28-22-28-39 0-21 13-73 24-93 13-25 31-40 49-40 28 0 34 34 34 37 0 2-2 5-3 7z">
            <text:p/>
          </draw:path>
        </draw:g>
        <draw:g>
          <svg:title>TexMaths</svg:title>
          <svg:desc>12§display§b§svg§600§FALSE§</svg:desc>
          <draw:polygon draw:style-name="gr3" draw:text-style-name="P3" draw:layer="layout" svg:width="0.18cm" svg:height="0.292cm" svg:x="5.353cm" svg:y="4.344cm" svg:viewBox="0 0 181 293" draw:points="91,293 0,293 0,0 181,0 181,293">
            <text:p/>
          </draw:polygon>
          <draw:path draw:style-name="gr4" draw:text-style-name="P4" draw:layer="layout" svg:width="0.155cm" svg:height="0.298cm" svg:x="5.373cm" svg:y="4.343cm" svg:viewBox="0 0 156 299" svg:d="M82 5c0 0 0-5-6-5-10 0-41 4-52 5-4 0-8 0-8 8 0 5 4 5 10 5 21 0 22 2 22 7 0 3-5 17-6 27l-35 138c-6 20-7 27-7 42 0 41 23 67 54 67 50 0 102-64 102-125 0-38-22-67-57-67-19 0-37 12-49 25zM42 165c2-9 2-10 6-15 20-28 40-34 51-34 15 0 27 12 27 40 0 25-15 73-22 90-14 28-33 43-50 43-14 0-29-12-29-43 0-7 0-15 7-42z">
            <text:p/>
          </draw:path>
        </draw:g>
        <draw:g>
          <svg:title>TexMaths</svg:title>
          <svg:desc>8§display§f§svg§600§FALSE§</svg:desc>
          <draw:polygon draw:style-name="gr3" draw:text-style-name="P3" draw:layer="layout" svg:width="0.167cm" svg:height="0.249cm" svg:x="4.455cm" svg:y="3.649cm" svg:viewBox="0 0 168 250" draw:points="84,250 0,250 0,0 168,0 168,250">
            <text:p/>
          </draw:polygon>
          <draw:path draw:style-name="gr4" draw:text-style-name="P4" draw:layer="layout" svg:width="0.14cm" svg:height="0.256cm" svg:x="4.47cm" svg:y="3.645cm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custom-shape draw:style-name="gr5" draw:text-style-name="P2" draw:layer="layout" svg:width="4.572cm" svg:height="4.826cm" svg:x="2.2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908cm" svg:height="0.886cm" svg:x="4.205cm" svg:y="6.323cm">
          <draw:text-box>
            <text:p><text:span text:style-name="T1">A</text:span></text:p>
          </draw:text-box>
        </draw:frame>
        <draw:custom-shape draw:style-name="gr7" draw:text-style-name="P6" draw:layer="layout" svg:width="2.286cm" svg:height="0.762cm" svg:x="7.069cm" svg:y="3.8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1.34cm" svg:height="0.886cm" svg:x="7.304cm" svg:y="3.408cm">
          <draw:text-box>
            <text:p text:style-name="P7"><text:span text:style-name="T2">F, G</text:span></text:p>
          </draw:text-box>
        </draw:frame>
        <draw:custom-shape draw:style-name="gr1" draw:text-style-name="P1" xml:id="id3" draw:id="id3" draw:layer="layout" svg:width="0.127cm" svg:height="0.127cm" svg:x="10.307cm" svg:y="2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127cm" svg:height="0.127cm" svg:x="11.608cm" svg:y="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416cm" svg:y1="2.85cm" svg:x2="11.626cm" svg:y2="4.96cm" draw:start-shape="id3" draw:start-glue-point="9" draw:end-shape="id4" draw:end-glue-point="5" svg:d="M10416 2850l1210 2110" svg:viewBox="0 0 1211 2111">
          <text:p/>
        </draw:connector>
        <draw:g>
          <svg:title>TexMaths</svg:title>
          <svg:desc>7§display§F(a)§svg§600§FALSE§</svg:desc>
          <draw:polygon draw:style-name="gr3" draw:text-style-name="P3" draw:layer="layout" svg:width="0.511cm" svg:height="0.244cm" svg:x="9.754cm" svg:y="2.545cm" svg:viewBox="0 0 512 245" draw:points="256,245 0,245 0,0 512,0 512,245">
            <text:p/>
          </draw:polygon>
          <draw:path draw:style-name="gr4" draw:text-style-name="P4" draw:layer="layout" svg:width="0.175cm" svg:height="0.167cm" svg:x="9.763cm" svg:y="2.561cm" svg:viewBox="0 0 176 168" svg:d="M66 87h24c18 0 20 5 20 12 0 2 0 4-2 11 0 2-1 3-1 3 0 2 2 4 4 4s2-1 3-6l13-53c1-3 1-3 1-4s0-3-3-3c-2 0-3 1-3 5-5 19-11 24-32 24h-23l16-63c2-9 2-9 14-9h32c30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ath draw:style-name="gr4" draw:text-style-name="P4" draw:layer="layout" svg:width="0.057cm" svg:height="0.245cm" svg:x="9.97cm" svg:y="2.544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112cm" svg:height="0.111cm" svg:x="10.051cm" svg:y="2.619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4" draw:layer="layout" svg:width="0.057cm" svg:height="0.245cm" svg:x="10.184cm" svg:y="2.544cm" svg:viewBox="0 0 58 246" svg:d="M58 123c0-19-3-49-17-77-14-30-36-46-38-46s-3 1-3 3l5 5c24 25 38 64 38 115 0 43-9 86-40 117-3 3-3 3-3 4s1 2 3 2 24-17 39-48c13-27 16-54 16-75z">
            <text:p/>
          </draw:path>
        </draw:g>
        <draw:g>
          <svg:title>TexMaths</svg:title>
          <svg:desc>7§display§F(b)§svg§600§FALSE§</svg:desc>
          <draw:polygon draw:style-name="gr3" draw:text-style-name="P3" draw:layer="layout" svg:width="0.488cm" svg:height="0.244cm" svg:x="11.154cm" svg:y="5.146cm" svg:viewBox="0 0 489 245" draw:points="245,245 0,245 0,0 489,0 489,245">
            <text:p/>
          </draw:polygon>
          <draw:path draw:style-name="gr4" draw:text-style-name="P4" draw:layer="layout" svg:width="0.175cm" svg:height="0.167cm" svg:x="11.163cm" svg:y="5.162cm" svg:viewBox="0 0 176 168" svg:d="M66 87h24c18 0 20 5 20 12 0 2 0 4-1 11-1 2-2 3-2 3 0 2 2 4 4 4s2-1 3-6l14-53c0-3 0-3 0-4s0-3-3-3c-2 0-2 1-3 5-5 19-11 24-32 24h-23l16-63c2-9 2-9 14-9h33c30 0 35 8 35 27 0 6 0 6 0 13-1 3-1 4-1 4 0 2 1 3 3 3 3 0 3-1 3-5l6-43c1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1.37cm" svg:y="5.145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09cm" svg:height="0.173cm" svg:x="11.453cm" svg:y="5.159cm" svg:viewBox="0 0 91 174" svg:d="M48 3c0 0 0-3-4-3-5 0-24 2-30 3-2 0-5 0-5 5 0 2 3 2 6 2 12 0 13 2 13 5 0 1-3 9-3 15l-21 80c-3 12-4 16-4 25 0 24 13 39 32 39 29 0 59-37 59-73 0-22-13-39-33-39-11 0-22 7-29 15zM25 96c1-5 1-6 3-9 12-16 23-19 30-19 9 0 16 7 16 23 0 15-9 42-13 52-8 16-20 25-29 25s-17-7-17-25c0-4 0-9 4-24z">
            <text:p/>
          </draw:path>
          <draw:path draw:style-name="gr4" draw:text-style-name="P4" draw:layer="layout" svg:width="0.057cm" svg:height="0.245cm" svg:x="11.56cm" svg:y="5.145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f)§svg§600§FALSE§</svg:desc>
          <draw:polygon draw:style-name="gr3" draw:text-style-name="P3" draw:layer="layout" svg:width="0.529cm" svg:height="0.244cm" svg:x="10.738cm" svg:y="3.768cm" svg:viewBox="0 0 530 245" draw:points="265,245 0,245 0,0 530,0 530,245">
            <text:p/>
          </draw:polygon>
          <draw:path draw:style-name="gr4" draw:text-style-name="P4" draw:layer="layout" svg:width="0.175cm" svg:height="0.167cm" svg:x="10.747cm" svg:y="3.784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0.954cm" svg:y="3.767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22cm" svg:height="0.223cm" svg:x="11.038cm" svg:y="3.778cm" svg:viewBox="0 0 123 224" svg:d="M78 75h21c5 0 7 0 7-5 0-2-2-2-7-2h-20l6-29c0-5 4-22 5-25 2-5 7-8 12-8 1 0 7 0 12 4-11 1-13 10-13 13 0 6 4 8 9 8 6 0 13-4 13-14 0-11-11-17-21-17-8 0-24 4-31 29-2 5-2 7-9 39h-16c-5 0-8 0-8 4 0 3 2 3 7 3h16l-18 98c-5 23-9 46-22 46-1 0-7 0-12-4 11-1 14-10 14-14 0-5-5-9-10-9-6 0-13 6-13 16s11 16 21 16c13 0 24-14 28-23 8-16 13-46 14-48z">
            <text:p/>
          </draw:path>
          <draw:path draw:style-name="gr4" draw:text-style-name="P4" draw:layer="layout" svg:width="0.057cm" svg:height="0.245cm" svg:x="11.185cm" svg:y="3.767cm" svg:viewBox="0 0 58 246" svg:d="M58 123c0-19-3-49-17-77-14-30-36-46-38-46s-3 1-3 3l5 5c24 25 38 64 38 115 0 43-9 86-39 117-4 3-4 3-4 4s1 2 3 2 24-17 39-48c13-27 16-54 16-75z">
            <text:p/>
          </draw:path>
        </draw:g>
        <draw:custom-shape draw:style-name="gr9" draw:text-style-name="P2" draw:layer="layout" svg:width="5.334cm" svg:height="5.207cm" svg:x="9.409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908cm" svg:height="0.886cm" svg:x="11.905cm" svg:y="6.323cm">
          <draw:text-box>
            <text:p><text:span text:style-name="T1">B</text:span></text:p>
          </draw:text-box>
        </draw:frame>
        <draw:custom-shape draw:style-name="gr1" draw:text-style-name="P1" xml:id="id5" draw:id="id5" draw:layer="layout" svg:width="0.127cm" svg:height="0.127cm" svg:x="12.908cm" svg:y="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27cm" svg:height="0.127cm" svg:x="14.209cm" svg:y="4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017cm" svg:y1="2.851cm" svg:x2="14.227cm" svg:y2="4.961cm" draw:start-shape="id5" draw:start-glue-point="9" draw:end-shape="id6" draw:end-glue-point="5" svg:d="M13017 2851l1210 2110" svg:viewBox="0 0 1211 2111">
          <text:p/>
        </draw:connector>
        <draw:g>
          <svg:title>TexMaths</svg:title>
          <svg:desc>7§display§G(a)§svg§600§FALSE§</svg:desc>
          <draw:polygon draw:style-name="gr3" draw:text-style-name="P3" draw:layer="layout" svg:width="0.513cm" svg:height="0.244cm" svg:x="12.455cm" svg:y="2.547cm" svg:viewBox="0 0 514 245" draw:points="257,245 0,245 0,0 514,0 514,245">
            <text:p/>
          </draw:polygon>
          <draw:path draw:style-name="gr4" draw:text-style-name="P4" draw:layer="layout" svg:width="0.175cm" svg:height="0.179cm" svg:x="12.468cm" svg:y="2.557cm" svg:viewBox="0 0 176 180" svg:d="M176 3c0-2-1-3-3-3-1 0-1 0-4 3l-17 19c-3-4-14-22-41-22-56 0-111 55-111 112 0 39 27 68 67 68 11 0 23-3 31-7 13-5 18-9 22-14 2 5 8 14 11 14 1 0 1 0 1 0 1-1 4-10 5-16l4-19c2-4 3-8 4-12 3-11 3-11 17-12 1 0 4 0 4-5 0-1-1-3-4-3-5 0-20 1-25 1-8 0-27-1-35-1-2 0-5 0-5 5 0 3 2 3 7 3 0 0 7 0 14 1 6 0 7 1 7 5 0 2-2 13-5 22-7 27-39 30-48 30-24 0-50-15-50-52 0-7 3-49 29-81 13-17 37-31 62-31s40 19 40 47c0 10-1 11-1 13 0 3 3 3 3 3 4 0 4-1 5-5z">
            <text:p/>
          </draw:path>
          <draw:path draw:style-name="gr4" draw:text-style-name="P4" draw:layer="layout" svg:width="0.057cm" svg:height="0.245cm" svg:x="12.672cm" svg:y="2.546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12cm" svg:height="0.111cm" svg:x="12.753cm" svg:y="2.621cm" svg:viewBox="0 0 113 112" svg:d="M83 16c-5-9-12-16-23-16-29 0-60 36-60 73 0 23 13 39 33 39 5 0 17-1 32-18 2 10 11 18 23 18 9 0 14-6 18-13 4-10 7-25 7-25 0-3-2-3-2-3-3 0-3 2-4 5-4 16-9 30-19 30-7 0-7-6-7-11 0-6 0-7 3-18s3-13 6-22l8-35c2-7 2-7 2-8 0-4-3-7-7-7-6 0-10 5-10 11zM67 80c-2 5-2 5-5 9-12 14-21 17-28 17-13 0-16-13-16-23 0-12 7-42 14-54 7-14 18-23 28-23 16 0 20 20 20 21 0 2-1 3-2 4z">
            <text:p/>
          </draw:path>
          <draw:path draw:style-name="gr4" draw:text-style-name="P4" draw:layer="layout" svg:width="0.057cm" svg:height="0.245cm" svg:x="12.887cm" svg:y="2.546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G(b)§svg§600§FALSE§</svg:desc>
          <draw:polygon draw:style-name="gr3" draw:text-style-name="P3" draw:layer="layout" svg:width="0.488cm" svg:height="0.244cm" svg:x="13.756cm" svg:y="5.148cm" svg:viewBox="0 0 489 245" draw:points="244,245 0,245 0,0 489,0 489,245">
            <text:p/>
          </draw:polygon>
          <draw:path draw:style-name="gr4" draw:text-style-name="P4" draw:layer="layout" svg:width="0.175cm" svg:height="0.179cm" svg:x="13.769cm" svg:y="5.158cm" svg:viewBox="0 0 176 180" svg:d="M176 3c0-2-1-3-3-3-1 0-2 0-4 3l-17 19c-3-4-14-22-41-22-56 0-111 55-111 112 0 39 27 68 67 68 11 0 23-3 31-7 13-5 17-9 22-14 2 5 8 14 11 14 1 0 1 0 1 0 1-1 4-10 4-16l5-19c2-4 2-8 4-12 3-11 3-11 17-12 1 0 4 0 4-5 0-1-2-3-4-3-5 0-20 1-26 1-7 0-26-1-34-1-2 0-5 0-5 5 0 3 2 3 7 3 0 0 7 0 14 1 6 0 7 1 7 5 0 2-3 13-5 22-7 27-40 30-48 30-24 0-50-15-50-52 0-7 3-49 29-81 13-17 37-31 62-31s40 19 40 47c0 10-1 11-1 13 0 3 3 3 3 3 4 0 4-1 5-5z">
            <text:p/>
          </draw:path>
          <draw:path draw:style-name="gr4" draw:text-style-name="P4" draw:layer="layout" svg:width="0.057cm" svg:height="0.245cm" svg:x="13.973cm" svg:y="5.147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09cm" svg:height="0.173cm" svg:x="14.055cm" svg:y="5.161cm" svg:viewBox="0 0 91 174" svg:d="M48 3c0 0 0-3-4-3-6 0-24 2-30 3-2 0-5 0-5 5 0 2 3 2 6 2 12 0 13 2 13 5 0 1-3 9-4 15l-20 80c-3 12-4 16-4 25 0 24 13 39 31 39 30 0 60-37 60-73 0-22-13-39-33-39-11 0-22 7-29 15zM24 96c2-5 2-6 4-9 12-16 23-19 30-19 8 0 15 7 15 23 0 15-8 42-12 52-9 16-20 25-30 25-8 0-16-7-16-25 0-4 0-9 4-24z">
            <text:p/>
          </draw:path>
          <draw:path draw:style-name="gr4" draw:text-style-name="P4" draw:layer="layout" svg:width="0.057cm" svg:height="0.245cm" svg:x="14.163cm" svg:y="5.147cm" svg:viewBox="0 0 58 246" svg:d="M58 123c0-19-3-49-17-77-14-30-36-46-38-46s-3 1-3 3l5 5c24 25 38 64 38 115 0 43-9 86-40 117-3 3-3 3-3 4s1 2 3 2 24-17 39-48c13-27 16-54 16-75z">
            <text:p/>
          </draw:path>
        </draw:g>
        <draw:g>
          <svg:title>TexMaths</svg:title>
          <svg:desc>7§display§G(f)§svg§600§FALSE§</svg:desc>
          <draw:polygon draw:style-name="gr3" draw:text-style-name="P3" draw:layer="layout" svg:width="0.53cm" svg:height="0.244cm" svg:x="13.339cm" svg:y="3.77cm" svg:viewBox="0 0 531 245" draw:points="266,245 0,245 0,0 531,0 531,245">
            <text:p/>
          </draw:polygon>
          <draw:path draw:style-name="gr4" draw:text-style-name="P4" draw:layer="layout" svg:width="0.175cm" svg:height="0.179cm" svg:x="13.352cm" svg:y="3.78cm" svg:viewBox="0 0 176 180" svg:d="M176 3c0-2-1-3-3-3-1 0-1 0-4 3l-17 19c-3-4-14-22-41-22-56 0-111 55-111 112 0 39 27 68 67 68 11 0 23-3 31-7 13-5 18-9 22-14 2 5 8 14 11 14 1 0 1 0 1 0 1-1 4-10 5-16l5-19c1-4 2-8 3-12 3-11 3-11 17-12 1 0 4 0 4-5 0-1-1-3-3-3-6 0-21 1-26 1-8 0-27-1-35-1-2 0-5 0-5 5 0 3 2 3 7 3 0 0 7 0 14 1 6 0 7 1 7 5 0 2-2 13-5 22-7 27-39 30-48 30-24 0-50-15-50-52 0-7 3-49 29-81 13-17 37-31 62-31s40 19 40 47c0 10-1 11-1 13 0 3 3 3 4 3 3 0 3-1 4-5z">
            <text:p/>
          </draw:path>
          <draw:path draw:style-name="gr4" draw:text-style-name="P4" draw:layer="layout" svg:width="0.057cm" svg:height="0.245cm" svg:x="13.556cm" svg:y="3.769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22cm" svg:height="0.223cm" svg:x="13.64cm" svg:y="3.78cm" svg:viewBox="0 0 123 224" svg:d="M78 75h21c5 0 7 0 7-5 0-2-2-2-7-2h-20l6-29c0-5 4-22 5-25 2-5 7-8 12-8 1 0 7 0 12 4-11 1-13 10-13 13 0 6 4 8 9 8 6 0 13-4 13-14 0-11-11-17-21-17-8 0-24 4-31 29-2 5-2 7-9 39h-16c-5 0-8 0-8 4 0 3 2 3 7 3h16l-18 98c-5 23-9 46-22 46-1 0-7 0-12-4 11-1 14-10 14-14 0-5-5-9-10-9-6 0-13 6-13 16s11 16 21 16c13 0 24-14 28-23 8-17 13-46 14-48z">
            <text:p/>
          </draw:path>
          <draw:path draw:style-name="gr4" draw:text-style-name="P4" draw:layer="layout" svg:width="0.057cm" svg:height="0.245cm" svg:x="13.788cm" svg:y="3.769cm" svg:viewBox="0 0 58 246" svg:d="M58 123c0-19-3-49-17-77-14-30-36-46-38-46s-3 1-3 3l5 5c24 25 38 64 38 115 0 43-9 86-39 117-4 3-4 3-4 4s1 2 3 2 24-17 39-48c13-27 16-54 16-75z">
            <text:p/>
          </draw:path>
        </draw:g>
        <draw:connector draw:style-name="gr10" draw:text-style-name="P2" draw:layer="layout" draw:type="line" svg:x1="10.434cm" svg:y1="2.805cm" svg:x2="12.908cm" svg:y2="2.806cm" draw:start-shape="id3" draw:start-glue-point="10" draw:end-shape="id5" draw:end-glue-point="6" svg:d="M10434 2805l2474 1" svg:viewBox="0 0 2475 2">
          <text:p/>
        </draw:connector>
        <draw:g>
          <svg:title>TexMaths</svg:title>
          <svg:desc>8§display§\phi_a§svg§600§FALSE§</svg:desc>
          <draw:polygon draw:style-name="gr3" draw:text-style-name="P3" draw:layer="layout" svg:width="0.289cm" svg:height="0.249cm" svg:x="11.261cm" svg:y="2.625cm" svg:viewBox="0 0 290 250" draw:points="145,250 0,250 0,0 290,0 290,250">
            <text:p/>
          </draw:polygon>
          <draw:path draw:style-name="gr4" draw:text-style-name="P4" draw:layer="layout" svg:width="0.147cm" svg:height="0.253cm" svg:x="11.275cm" svg:y="2.624cm" svg:viewBox="0 0 148 254" svg:d="M110 6l1-3c0-1 0-3-4-3-3 0-3 1-4 6l-16 65c-45 1-87 39-87 77 0 27 20 49 54 52-2 8-4 17-6 26-4 14-6 24-6 25 0 3 1 3 3 3 1 0 2 0 3-1 0-1 2-8 3-12l11-41c45-2 86-40 86-78 0-23-15-48-54-51zM56 193c-18-1-38-10-38-38 0-35 24-74 67-78zM92 77c22 2 38 14 38 39 0 34-24 74-67 77z">
            <text:p/>
          </draw:path>
          <draw:path draw:style-name="gr4" draw:text-style-name="P4" draw:layer="layout" svg:width="0.1cm" svg:height="0.089cm" svg:x="11.44cm" svg:y="2.775cm" svg:viewBox="0 0 101 90" svg:d="M72 12c-5-7-11-12-21-12-25 0-51 28-51 57 0 19 13 33 30 33 11 0 20-7 28-14 4 11 16 14 21 14 7 0 12-5 16-11 4-8 6-19 6-20 0-2-2-2-2-2-4 0-4 1-5 5-3 10-7 22-15 22-4 0-6-4-6-9 0-4 2-11 2-17 2-4 4-13 5-17l4-15c1-5 3-15 3-16 0-4-3-6-6-6s-8 2-9 8zM59 62c-1 6-6 10-10 14-2 2-10 8-19 8-7 0-14-5-14-19 0-11 6-33 10-40 9-16 20-19 25-19 14 0 18 15 18 17 0 1 0 2-1 3z">
            <text:p/>
          </draw:path>
        </draw:g>
        <draw:connector draw:style-name="gr10" draw:text-style-name="P2" draw:layer="layout" draw:type="line" svg:x1="11.735cm" svg:y1="5.006cm" svg:x2="14.209cm" svg:y2="5.007cm" draw:start-shape="id4" draw:start-glue-point="10" draw:end-shape="id6" draw:end-glue-point="6" svg:d="M11735 5006l2474 1" svg:viewBox="0 0 2475 2">
          <text:p/>
        </draw:connector>
        <draw:g>
          <svg:title>TexMaths</svg:title>
          <svg:desc>8§display§\phi_b§svg§600§FALSE§</svg:desc>
          <draw:polygon draw:style-name="gr3" draw:text-style-name="P3" draw:layer="layout" svg:width="0.265cm" svg:height="0.249cm" svg:x="12.561cm" svg:y="4.824cm" svg:viewBox="0 0 266 250" draw:points="133,250 0,250 0,0 266,0 266,250">
            <text:p/>
          </draw:polygon>
          <draw:path draw:style-name="gr4" draw:text-style-name="P4" draw:layer="layout" svg:width="0.147cm" svg:height="0.253cm" svg:x="12.575cm" svg:y="4.823cm" svg:viewBox="0 0 148 254" svg:d="M109 6l1-3c0-1 0-3-3-3s-3 1-4 6l-17 65c-44 1-86 39-86 77 0 27 20 49 54 52-2 8-4 17-6 26-4 14-6 24-6 25 0 3 1 3 3 3 1 0 2 0 3-1 0-1 2-8 3-12l11-41c45-2 86-40 86-78 0-23-15-48-55-51zM56 193c-18-1-38-10-38-38 0-35 24-74 67-78zM92 77c21 2 37 14 37 39 0 34-24 74-66 77z">
            <text:p/>
          </draw:path>
          <draw:path draw:style-name="gr4" draw:text-style-name="P4" draw:layer="layout" svg:width="0.08cm" svg:height="0.138cm" svg:x="12.741cm" svg:y="4.924cm" svg:viewBox="0 0 81 139" svg:d="M39 6c0 0 1-3 1-4 0 0-1-2-3-2-4 0-20 2-26 2-1 0-4 0-4 4s3 4 5 4c10 0 10 0 10 2s-2 10-4 14l-4 18c-2 7-12 51-13 53-1 5-1 7-1 10 0 20 13 32 30 32 24 0 51-26 51-56 0-23-16-33-31-33-10 0-18 6-24 11zM30 134c-10 0-16-8-16-20 0-7 2-15 8-36 0-4 0-5 4-9 8-9 17-13 24-13 8 0 15 6 15 19 0 8-5 28-11 40-4 9-15 19-24 1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9T22:42:08.433899711</dc:date>
    <meta:editing-duration>P1DT1H20M13S</meta:editing-duration>
    <meta:editing-cycles>25</meta:editing-cycles>
    <meta:generator>LibreOffice/5.0.5.2$Linux_X86_64 LibreOffice_project/00m0$Build-2</meta:generator>
    <meta:document-statistic meta:object-count="70"/>
  </office:meta>
</office:document-meta>
</file>